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0:49:0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25836" calcext:value-type="float">
            <text:p>225836</text:p>
          </table:table-cell>
          <table:table-cell office:value-type="float" office:value="202354" calcext:value-type="float">
            <text:p>202354</text:p>
          </table:table-cell>
          <table:table-cell office:value-type="float" office:value="23482" calcext:value-type="float">
            <text:p>23482</text:p>
          </table:table-cell>
          <table:table-cell/>
          <table:table-cell office:value-type="float" office:value="261125" calcext:value-type="float">
            <text:p>261125</text:p>
          </table:table-cell>
          <table:table-cell office:value-type="float" office:value="190423" calcext:value-type="float">
            <text:p>190423</text:p>
          </table:table-cell>
          <table:table-cell office:value-type="float" office:value="70702" calcext:value-type="float">
            <text:p>70702</text:p>
          </table:table-cell>
          <table:table-cell/>
          <table:table-cell office:value-type="float" office:value="677903" calcext:value-type="float">
            <text:p>677903</text:p>
          </table:table-cell>
          <table:table-cell office:value-type="float" office:value="443503" calcext:value-type="float">
            <text:p>443503</text:p>
          </table:table-cell>
          <table:table-cell office:value-type="float" office:value="234400" calcext:value-type="float">
            <text:p>234400</text:p>
          </table:table-cell>
          <table:table-cell/>
          <table:table-cell table:formula="of:=[.M2]/([.E2]+[.I2]+[.M2])" office:value-type="percentage" office:value="0.713364010420471" calcext:value-type="percentage">
            <text:p>71.34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41805" calcext:value-type="float">
            <text:p>141805</text:p>
          </table:table-cell>
          <table:table-cell office:value-type="float" office:value="114270" calcext:value-type="float">
            <text:p>114270</text:p>
          </table:table-cell>
          <table:table-cell office:value-type="float" office:value="27535" calcext:value-type="float">
            <text:p>27535</text:p>
          </table:table-cell>
          <table:table-cell/>
          <table:table-cell office:value-type="float" office:value="242548" calcext:value-type="float">
            <text:p>242548</text:p>
          </table:table-cell>
          <table:table-cell office:value-type="float" office:value="166275" calcext:value-type="float">
            <text:p>166275</text:p>
          </table:table-cell>
          <table:table-cell office:value-type="float" office:value="76273" calcext:value-type="float">
            <text:p>76273</text:p>
          </table:table-cell>
          <table:table-cell/>
          <table:table-cell office:value-type="float" office:value="665812" calcext:value-type="float">
            <text:p>665812</text:p>
          </table:table-cell>
          <table:table-cell office:value-type="float" office:value="435185" calcext:value-type="float">
            <text:p>435185</text:p>
          </table:table-cell>
          <table:table-cell office:value-type="float" office:value="230627" calcext:value-type="float">
            <text:p>230627</text:p>
          </table:table-cell>
          <table:table-cell/>
          <table:table-cell table:formula="of:=[.M3]/([.E3]+[.I3]+[.M3])" office:value-type="percentage" office:value="0.689601865833421" calcext:value-type="percentage">
            <text:p>68.96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27588" calcext:value-type="float">
            <text:p>127588</text:p>
          </table:table-cell>
          <table:table-cell office:value-type="float" office:value="101796" calcext:value-type="float">
            <text:p>101796</text:p>
          </table:table-cell>
          <table:table-cell office:value-type="float" office:value="25792" calcext:value-type="float">
            <text:p>25792</text:p>
          </table:table-cell>
          <table:table-cell/>
          <table:table-cell office:value-type="float" office:value="236593" calcext:value-type="float">
            <text:p>236593</text:p>
          </table:table-cell>
          <table:table-cell office:value-type="float" office:value="161940" calcext:value-type="float">
            <text:p>161940</text:p>
          </table:table-cell>
          <table:table-cell office:value-type="float" office:value="74653" calcext:value-type="float">
            <text:p>74653</text:p>
          </table:table-cell>
          <table:table-cell/>
          <table:table-cell office:value-type="float" office:value="671857" calcext:value-type="float">
            <text:p>671857</text:p>
          </table:table-cell>
          <table:table-cell office:value-type="float" office:value="436786" calcext:value-type="float">
            <text:p>436786</text:p>
          </table:table-cell>
          <table:table-cell office:value-type="float" office:value="235071" calcext:value-type="float">
            <text:p>235071</text:p>
          </table:table-cell>
          <table:table-cell/>
          <table:table-cell table:formula="of:=[.M4]/([.E4]+[.I4]+[.M4])" office:value-type="percentage" office:value="0.700625305499589" calcext:value-type="percentage">
            <text:p>70.06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29352" calcext:value-type="float">
            <text:p>129352</text:p>
          </table:table-cell>
          <table:table-cell office:value-type="float" office:value="103682" calcext:value-type="float">
            <text:p>103682</text:p>
          </table:table-cell>
          <table:table-cell office:value-type="float" office:value="25670" calcext:value-type="float">
            <text:p>25670</text:p>
          </table:table-cell>
          <table:table-cell/>
          <table:table-cell office:value-type="float" office:value="235941" calcext:value-type="float">
            <text:p>235941</text:p>
          </table:table-cell>
          <table:table-cell office:value-type="float" office:value="161489" calcext:value-type="float">
            <text:p>161489</text:p>
          </table:table-cell>
          <table:table-cell office:value-type="float" office:value="74452" calcext:value-type="float">
            <text:p>74452</text:p>
          </table:table-cell>
          <table:table-cell/>
          <table:table-cell office:value-type="float" office:value="666571" calcext:value-type="float">
            <text:p>666571</text:p>
          </table:table-cell>
          <table:table-cell office:value-type="float" office:value="436059" calcext:value-type="float">
            <text:p>436059</text:p>
          </table:table-cell>
          <table:table-cell office:value-type="float" office:value="230512" calcext:value-type="float">
            <text:p>230512</text:p>
          </table:table-cell>
          <table:table-cell/>
          <table:table-cell table:formula="of:=[.M5]/([.E5]+[.I5]+[.M5])" office:value-type="percentage" office:value="0.697181778038556" calcext:value-type="percentage">
            <text:p>69.72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32934" calcext:value-type="float">
            <text:p>132934</text:p>
          </table:table-cell>
          <table:table-cell office:value-type="float" office:value="106501" calcext:value-type="float">
            <text:p>106501</text:p>
          </table:table-cell>
          <table:table-cell office:value-type="float" office:value="26433" calcext:value-type="float">
            <text:p>26433</text:p>
          </table:table-cell>
          <table:table-cell/>
          <table:table-cell office:value-type="float" office:value="243147" calcext:value-type="float">
            <text:p>243147</text:p>
          </table:table-cell>
          <table:table-cell office:value-type="float" office:value="166427" calcext:value-type="float">
            <text:p>166427</text:p>
          </table:table-cell>
          <table:table-cell office:value-type="float" office:value="76720" calcext:value-type="float">
            <text:p>76720</text:p>
          </table:table-cell>
          <table:table-cell/>
          <table:table-cell office:value-type="float" office:value="671231" calcext:value-type="float">
            <text:p>671231</text:p>
          </table:table-cell>
          <table:table-cell office:value-type="float" office:value="438710" calcext:value-type="float">
            <text:p>438710</text:p>
          </table:table-cell>
          <table:table-cell office:value-type="float" office:value="232521" calcext:value-type="float">
            <text:p>232521</text:p>
          </table:table-cell>
          <table:table-cell/>
          <table:table-cell table:formula="of:=[.M6]/([.E6]+[.I6]+[.M6])" office:value-type="percentage" office:value="0.692698868545076" calcext:value-type="percentage">
            <text:p>69.2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32646" calcext:value-type="float">
            <text:p>132646</text:p>
          </table:table-cell>
          <table:table-cell office:value-type="float" office:value="110144" calcext:value-type="float">
            <text:p>110144</text:p>
          </table:table-cell>
          <table:table-cell office:value-type="float" office:value="22502" calcext:value-type="float">
            <text:p>22502</text:p>
          </table:table-cell>
          <table:table-cell/>
          <table:table-cell office:value-type="float" office:value="233212" calcext:value-type="float">
            <text:p>233212</text:p>
          </table:table-cell>
          <table:table-cell office:value-type="float" office:value="163269" calcext:value-type="float">
            <text:p>163269</text:p>
          </table:table-cell>
          <table:table-cell office:value-type="float" office:value="69943" calcext:value-type="float">
            <text:p>69943</text:p>
          </table:table-cell>
          <table:table-cell/>
          <table:table-cell office:value-type="float" office:value="691890" calcext:value-type="float">
            <text:p>691890</text:p>
          </table:table-cell>
          <table:table-cell office:value-type="float" office:value="456875" calcext:value-type="float">
            <text:p>456875</text:p>
          </table:table-cell>
          <table:table-cell office:value-type="float" office:value="235015" calcext:value-type="float">
            <text:p>235015</text:p>
          </table:table-cell>
          <table:table-cell/>
          <table:table-cell table:formula="of:=[.M7]/([.E7]+[.I7]+[.M7])" office:value-type="percentage" office:value="0.717690710315764" calcext:value-type="percentage">
            <text:p>71.7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30458" calcext:value-type="float">
            <text:p>130458</text:p>
          </table:table-cell>
          <table:table-cell office:value-type="float" office:value="107600" calcext:value-type="float">
            <text:p>107600</text:p>
          </table:table-cell>
          <table:table-cell office:value-type="float" office:value="22858" calcext:value-type="float">
            <text:p>22858</text:p>
          </table:table-cell>
          <table:table-cell/>
          <table:table-cell office:value-type="float" office:value="230515" calcext:value-type="float">
            <text:p>230515</text:p>
          </table:table-cell>
          <table:table-cell office:value-type="float" office:value="160318" calcext:value-type="float">
            <text:p>160318</text:p>
          </table:table-cell>
          <table:table-cell office:value-type="float" office:value="70197" calcext:value-type="float">
            <text:p>70197</text:p>
          </table:table-cell>
          <table:table-cell/>
          <table:table-cell office:value-type="float" office:value="690183" calcext:value-type="float">
            <text:p>690183</text:p>
          </table:table-cell>
          <table:table-cell office:value-type="float" office:value="455683" calcext:value-type="float">
            <text:p>455683</text:p>
          </table:table-cell>
          <table:table-cell office:value-type="float" office:value="234500" calcext:value-type="float">
            <text:p>234500</text:p>
          </table:table-cell>
          <table:table-cell/>
          <table:table-cell table:formula="of:=[.M8]/([.E8]+[.I8]+[.M8])" office:value-type="percentage" office:value="0.715910305139595" calcext:value-type="percentage">
            <text:p>71.5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29916" calcext:value-type="float">
            <text:p>129916</text:p>
          </table:table-cell>
          <table:table-cell office:value-type="float" office:value="106295" calcext:value-type="float">
            <text:p>106295</text:p>
          </table:table-cell>
          <table:table-cell office:value-type="float" office:value="23621" calcext:value-type="float">
            <text:p>23621</text:p>
          </table:table-cell>
          <table:table-cell/>
          <table:table-cell office:value-type="float" office:value="229598" calcext:value-type="float">
            <text:p>229598</text:p>
          </table:table-cell>
          <table:table-cell office:value-type="float" office:value="158524" calcext:value-type="float">
            <text:p>158524</text:p>
          </table:table-cell>
          <table:table-cell office:value-type="float" office:value="71074" calcext:value-type="float">
            <text:p>71074</text:p>
          </table:table-cell>
          <table:table-cell/>
          <table:table-cell office:value-type="float" office:value="694021" calcext:value-type="float">
            <text:p>694021</text:p>
          </table:table-cell>
          <table:table-cell office:value-type="float" office:value="458727" calcext:value-type="float">
            <text:p>458727</text:p>
          </table:table-cell>
          <table:table-cell office:value-type="float" office:value="235294" calcext:value-type="float">
            <text:p>235294</text:p>
          </table:table-cell>
          <table:table-cell/>
          <table:table-cell table:formula="of:=[.M9]/([.E9]+[.I9]+[.M9])" office:value-type="percentage" office:value="0.71303588907509" calcext:value-type="percentage">
            <text:p>71.3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37454" calcext:value-type="float">
            <text:p>137454</text:p>
          </table:table-cell>
          <table:table-cell office:value-type="float" office:value="112502" calcext:value-type="float">
            <text:p>112502</text:p>
          </table:table-cell>
          <table:table-cell office:value-type="float" office:value="24952" calcext:value-type="float">
            <text:p>24952</text:p>
          </table:table-cell>
          <table:table-cell/>
          <table:table-cell office:value-type="float" office:value="235755" calcext:value-type="float">
            <text:p>235755</text:p>
          </table:table-cell>
          <table:table-cell office:value-type="float" office:value="163318" calcext:value-type="float">
            <text:p>163318</text:p>
          </table:table-cell>
          <table:table-cell office:value-type="float" office:value="72437" calcext:value-type="float">
            <text:p>72437</text:p>
          </table:table-cell>
          <table:table-cell/>
          <table:table-cell office:value-type="float" office:value="686313" calcext:value-type="float">
            <text:p>686313</text:p>
          </table:table-cell>
          <table:table-cell office:value-type="float" office:value="452596" calcext:value-type="float">
            <text:p>452596</text:p>
          </table:table-cell>
          <table:table-cell office:value-type="float" office:value="233717" calcext:value-type="float">
            <text:p>233717</text:p>
          </table:table-cell>
          <table:table-cell/>
          <table:table-cell table:formula="of:=[.M10]/([.E10]+[.I10]+[.M10])" office:value-type="percentage" office:value="0.705867607352328" calcext:value-type="percentage">
            <text:p>70.5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34238" calcext:value-type="float">
            <text:p>134238</text:p>
          </table:table-cell>
          <table:table-cell office:value-type="float" office:value="109627" calcext:value-type="float">
            <text:p>109627</text:p>
          </table:table-cell>
          <table:table-cell office:value-type="float" office:value="24611" calcext:value-type="float">
            <text:p>24611</text:p>
          </table:table-cell>
          <table:table-cell/>
          <table:table-cell office:value-type="float" office:value="234483" calcext:value-type="float">
            <text:p>234483</text:p>
          </table:table-cell>
          <table:table-cell office:value-type="float" office:value="162491" calcext:value-type="float">
            <text:p>162491</text:p>
          </table:table-cell>
          <table:table-cell office:value-type="float" office:value="71992" calcext:value-type="float">
            <text:p>71992</text:p>
          </table:table-cell>
          <table:table-cell/>
          <table:table-cell office:value-type="float" office:value="682264" calcext:value-type="float">
            <text:p>682264</text:p>
          </table:table-cell>
          <table:table-cell office:value-type="float" office:value="449282" calcext:value-type="float">
            <text:p>449282</text:p>
          </table:table-cell>
          <table:table-cell office:value-type="float" office:value="232982" calcext:value-type="float">
            <text:p>232982</text:p>
          </table:table-cell>
          <table:table-cell/>
          <table:table-cell table:formula="of:=[.M11]/([.E11]+[.I11]+[.M11])" office:value-type="percentage" office:value="0.706895034664806" calcext:value-type="percentage">
            <text:p>70.6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20221" calcext:value-type="float">
            <text:p>120221</text:p>
          </table:table-cell>
          <table:table-cell office:value-type="float" office:value="96463" calcext:value-type="float">
            <text:p>96463</text:p>
          </table:table-cell>
          <table:table-cell office:value-type="float" office:value="23758" calcext:value-type="float">
            <text:p>23758</text:p>
          </table:table-cell>
          <table:table-cell/>
          <table:table-cell office:value-type="float" office:value="222744" calcext:value-type="float">
            <text:p>222744</text:p>
          </table:table-cell>
          <table:table-cell office:value-type="float" office:value="153368" calcext:value-type="float">
            <text:p>153368</text:p>
          </table:table-cell>
          <table:table-cell office:value-type="float" office:value="69376" calcext:value-type="float">
            <text:p>69376</text:p>
          </table:table-cell>
          <table:table-cell/>
          <table:table-cell office:value-type="float" office:value="667726" calcext:value-type="float">
            <text:p>667726</text:p>
          </table:table-cell>
          <table:table-cell office:value-type="float" office:value="436820" calcext:value-type="float">
            <text:p>436820</text:p>
          </table:table-cell>
          <table:table-cell office:value-type="float" office:value="230906" calcext:value-type="float">
            <text:p>230906</text:p>
          </table:table-cell>
          <table:table-cell/>
          <table:table-cell table:formula="of:=[.M12]/([.E12]+[.I12]+[.M12])" office:value-type="percentage" office:value="0.712584866065918" calcext:value-type="percentage">
            <text:p>71.26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24978" calcext:value-type="float">
            <text:p>124978</text:p>
          </table:table-cell>
          <table:table-cell office:value-type="float" office:value="102447" calcext:value-type="float">
            <text:p>102447</text:p>
          </table:table-cell>
          <table:table-cell office:value-type="float" office:value="22531" calcext:value-type="float">
            <text:p>22531</text:p>
          </table:table-cell>
          <table:table-cell/>
          <table:table-cell office:value-type="float" office:value="224606" calcext:value-type="float">
            <text:p>224606</text:p>
          </table:table-cell>
          <table:table-cell office:value-type="float" office:value="155617" calcext:value-type="float">
            <text:p>155617</text:p>
          </table:table-cell>
          <table:table-cell office:value-type="float" office:value="68989" calcext:value-type="float">
            <text:p>68989</text:p>
          </table:table-cell>
          <table:table-cell/>
          <table:table-cell office:value-type="float" office:value="691032" calcext:value-type="float">
            <text:p>691032</text:p>
          </table:table-cell>
          <table:table-cell office:value-type="float" office:value="456120" calcext:value-type="float">
            <text:p>456120</text:p>
          </table:table-cell>
          <table:table-cell office:value-type="float" office:value="234912" calcext:value-type="float">
            <text:p>234912</text:p>
          </table:table-cell>
          <table:table-cell/>
          <table:table-cell table:formula="of:=[.M13]/([.E13]+[.I13]+[.M13])" office:value-type="percentage" office:value="0.719635329869621" calcext:value-type="percentage">
            <text:p>71.9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27018" calcext:value-type="float">
            <text:p>127018</text:p>
          </table:table-cell>
          <table:table-cell office:value-type="float" office:value="104177" calcext:value-type="float">
            <text:p>104177</text:p>
          </table:table-cell>
          <table:table-cell office:value-type="float" office:value="22841" calcext:value-type="float">
            <text:p>22841</text:p>
          </table:table-cell>
          <table:table-cell/>
          <table:table-cell office:value-type="float" office:value="227837" calcext:value-type="float">
            <text:p>227837</text:p>
          </table:table-cell>
          <table:table-cell office:value-type="float" office:value="158464" calcext:value-type="float">
            <text:p>158464</text:p>
          </table:table-cell>
          <table:table-cell office:value-type="float" office:value="69373" calcext:value-type="float">
            <text:p>69373</text:p>
          </table:table-cell>
          <table:table-cell/>
          <table:table-cell office:value-type="float" office:value="690315" calcext:value-type="float">
            <text:p>690315</text:p>
          </table:table-cell>
          <table:table-cell office:value-type="float" office:value="456176" calcext:value-type="float">
            <text:p>456176</text:p>
          </table:table-cell>
          <table:table-cell office:value-type="float" office:value="234139" calcext:value-type="float">
            <text:p>234139</text:p>
          </table:table-cell>
          <table:table-cell/>
          <table:table-cell table:formula="of:=[.M14]/([.E14]+[.I14]+[.M14])" office:value-type="percentage" office:value="0.717440930526148" calcext:value-type="percentage">
            <text:p>71.74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27955" calcext:value-type="float">
            <text:p>127955</text:p>
          </table:table-cell>
          <table:table-cell office:value-type="float" office:value="104912" calcext:value-type="float">
            <text:p>104912</text:p>
          </table:table-cell>
          <table:table-cell office:value-type="float" office:value="23043" calcext:value-type="float">
            <text:p>23043</text:p>
          </table:table-cell>
          <table:table-cell/>
          <table:table-cell office:value-type="float" office:value="228508" calcext:value-type="float">
            <text:p>228508</text:p>
          </table:table-cell>
          <table:table-cell office:value-type="float" office:value="158980" calcext:value-type="float">
            <text:p>158980</text:p>
          </table:table-cell>
          <table:table-cell office:value-type="float" office:value="69528" calcext:value-type="float">
            <text:p>69528</text:p>
          </table:table-cell>
          <table:table-cell/>
          <table:table-cell office:value-type="float" office:value="691012" calcext:value-type="float">
            <text:p>691012</text:p>
          </table:table-cell>
          <table:table-cell office:value-type="float" office:value="455710" calcext:value-type="float">
            <text:p>455710</text:p>
          </table:table-cell>
          <table:table-cell office:value-type="float" office:value="235302" calcext:value-type="float">
            <text:p>235302</text:p>
          </table:table-cell>
          <table:table-cell/>
          <table:table-cell table:formula="of:=[.M15]/([.E15]+[.I15]+[.M15])" office:value-type="percentage" office:value="0.717662021575427" calcext:value-type="percentage">
            <text:p>71.7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93839" calcext:value-type="float">
            <text:p>193839</text:p>
          </table:table-cell>
          <table:table-cell office:value-type="float" office:value="168463" calcext:value-type="float">
            <text:p>168463</text:p>
          </table:table-cell>
          <table:table-cell office:value-type="float" office:value="25376" calcext:value-type="float">
            <text:p>25376</text:p>
          </table:table-cell>
          <table:table-cell/>
          <table:table-cell office:value-type="float" office:value="241623" calcext:value-type="float">
            <text:p>241623</text:p>
          </table:table-cell>
          <table:table-cell office:value-type="float" office:value="167909" calcext:value-type="float">
            <text:p>167909</text:p>
          </table:table-cell>
          <table:table-cell office:value-type="float" office:value="73714" calcext:value-type="float">
            <text:p>73714</text:p>
          </table:table-cell>
          <table:table-cell/>
          <table:table-cell office:value-type="float" office:value="675058" calcext:value-type="float">
            <text:p>675058</text:p>
          </table:table-cell>
          <table:table-cell office:value-type="float" office:value="442024" calcext:value-type="float">
            <text:p>442024</text:p>
          </table:table-cell>
          <table:table-cell office:value-type="float" office:value="233034" calcext:value-type="float">
            <text:p>233034</text:p>
          </table:table-cell>
          <table:table-cell/>
          <table:table-cell table:formula="of:=[.M16]/([.E16]+[.I16]+[.M16])" office:value-type="percentage" office:value="0.701647577410847" calcext:value-type="percentage">
            <text:p>70.16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27108" calcext:value-type="float">
            <text:p>127108</text:p>
          </table:table-cell>
          <table:table-cell office:value-type="float" office:value="102258" calcext:value-type="float">
            <text:p>102258</text:p>
          </table:table-cell>
          <table:table-cell office:value-type="float" office:value="24850" calcext:value-type="float">
            <text:p>24850</text:p>
          </table:table-cell>
          <table:table-cell/>
          <table:table-cell office:value-type="float" office:value="232017" calcext:value-type="float">
            <text:p>232017</text:p>
          </table:table-cell>
          <table:table-cell office:value-type="float" office:value="159467" calcext:value-type="float">
            <text:p>159467</text:p>
          </table:table-cell>
          <table:table-cell office:value-type="float" office:value="72550" calcext:value-type="float">
            <text:p>72550</text:p>
          </table:table-cell>
          <table:table-cell/>
          <table:table-cell office:value-type="float" office:value="677264" calcext:value-type="float">
            <text:p>677264</text:p>
          </table:table-cell>
          <table:table-cell office:value-type="float" office:value="442331" calcext:value-type="float">
            <text:p>442331</text:p>
          </table:table-cell>
          <table:table-cell office:value-type="float" office:value="234933" calcext:value-type="float">
            <text:p>234933</text:p>
          </table:table-cell>
          <table:table-cell/>
          <table:table-cell table:formula="of:=[.M17]/([.E17]+[.I17]+[.M17])" office:value-type="percentage" office:value="0.706920468325445" calcext:value-type="percentage">
            <text:p>70.69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28695" calcext:value-type="float">
            <text:p>128695</text:p>
          </table:table-cell>
          <table:table-cell office:value-type="float" office:value="103138" calcext:value-type="float">
            <text:p>103138</text:p>
          </table:table-cell>
          <table:table-cell office:value-type="float" office:value="25557" calcext:value-type="float">
            <text:p>25557</text:p>
          </table:table-cell>
          <table:table-cell/>
          <table:table-cell office:value-type="float" office:value="235659" calcext:value-type="float">
            <text:p>235659</text:p>
          </table:table-cell>
          <table:table-cell office:value-type="float" office:value="160823" calcext:value-type="float">
            <text:p>160823</text:p>
          </table:table-cell>
          <table:table-cell office:value-type="float" office:value="74836" calcext:value-type="float">
            <text:p>74836</text:p>
          </table:table-cell>
          <table:table-cell/>
          <table:table-cell office:value-type="float" office:value="676265" calcext:value-type="float">
            <text:p>676265</text:p>
          </table:table-cell>
          <table:table-cell office:value-type="float" office:value="441952" calcext:value-type="float">
            <text:p>441952</text:p>
          </table:table-cell>
          <table:table-cell office:value-type="float" office:value="234313" calcext:value-type="float">
            <text:p>234313</text:p>
          </table:table-cell>
          <table:table-cell/>
          <table:table-cell table:formula="of:=[.M18]/([.E18]+[.I18]+[.M18])" office:value-type="percentage" office:value="0.700056168697304" calcext:value-type="percentage">
            <text:p>70.0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6699" calcext:value-type="float">
            <text:p>126699</text:p>
          </table:table-cell>
          <table:table-cell office:value-type="float" office:value="101319" calcext:value-type="float">
            <text:p>101319</text:p>
          </table:table-cell>
          <table:table-cell office:value-type="float" office:value="25380" calcext:value-type="float">
            <text:p>25380</text:p>
          </table:table-cell>
          <table:table-cell/>
          <table:table-cell office:value-type="float" office:value="232744" calcext:value-type="float">
            <text:p>232744</text:p>
          </table:table-cell>
          <table:table-cell office:value-type="float" office:value="160187" calcext:value-type="float">
            <text:p>160187</text:p>
          </table:table-cell>
          <table:table-cell office:value-type="float" office:value="72557" calcext:value-type="float">
            <text:p>72557</text:p>
          </table:table-cell>
          <table:table-cell/>
          <table:table-cell office:value-type="float" office:value="670327" calcext:value-type="float">
            <text:p>670327</text:p>
          </table:table-cell>
          <table:table-cell office:value-type="float" office:value="438310" calcext:value-type="float">
            <text:p>438310</text:p>
          </table:table-cell>
          <table:table-cell office:value-type="float" office:value="232017" calcext:value-type="float">
            <text:p>232017</text:p>
          </table:table-cell>
          <table:table-cell/>
          <table:table-cell table:formula="of:=[.M19]/([.E19]+[.I19]+[.M19])" office:value-type="percentage" office:value="0.703179837189426" calcext:value-type="percentage">
            <text:p>70.32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30520" calcext:value-type="float">
            <text:p>130520</text:p>
          </table:table-cell>
          <table:table-cell office:value-type="float" office:value="106111" calcext:value-type="float">
            <text:p>106111</text:p>
          </table:table-cell>
          <table:table-cell office:value-type="float" office:value="24409" calcext:value-type="float">
            <text:p>24409</text:p>
          </table:table-cell>
          <table:table-cell/>
          <table:table-cell office:value-type="float" office:value="239909" calcext:value-type="float">
            <text:p>239909</text:p>
          </table:table-cell>
          <table:table-cell office:value-type="float" office:value="167374" calcext:value-type="float">
            <text:p>167374</text:p>
          </table:table-cell>
          <table:table-cell office:value-type="float" office:value="72535" calcext:value-type="float">
            <text:p>72535</text:p>
          </table:table-cell>
          <table:table-cell/>
          <table:table-cell office:value-type="float" office:value="665477" calcext:value-type="float">
            <text:p>665477</text:p>
          </table:table-cell>
          <table:table-cell office:value-type="float" office:value="433073" calcext:value-type="float">
            <text:p>433073</text:p>
          </table:table-cell>
          <table:table-cell office:value-type="float" office:value="232404" calcext:value-type="float">
            <text:p>232404</text:p>
          </table:table-cell>
          <table:table-cell/>
          <table:table-cell table:formula="of:=[.M20]/([.E20]+[.I20]+[.M20])" office:value-type="percentage" office:value="0.705648736291096" calcext:value-type="percentage">
            <text:p>70.5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28846" calcext:value-type="float">
            <text:p>128846</text:p>
          </table:table-cell>
          <table:table-cell office:value-type="float" office:value="102973" calcext:value-type="float">
            <text:p>102973</text:p>
          </table:table-cell>
          <table:table-cell office:value-type="float" office:value="25873" calcext:value-type="float">
            <text:p>25873</text:p>
          </table:table-cell>
          <table:table-cell/>
          <table:table-cell office:value-type="float" office:value="231806" calcext:value-type="float">
            <text:p>231806</text:p>
          </table:table-cell>
          <table:table-cell office:value-type="float" office:value="159608" calcext:value-type="float">
            <text:p>159608</text:p>
          </table:table-cell>
          <table:table-cell office:value-type="float" office:value="72198" calcext:value-type="float">
            <text:p>72198</text:p>
          </table:table-cell>
          <table:table-cell/>
          <table:table-cell office:value-type="float" office:value="663478" calcext:value-type="float">
            <text:p>663478</text:p>
          </table:table-cell>
          <table:table-cell office:value-type="float" office:value="432501" calcext:value-type="float">
            <text:p>432501</text:p>
          </table:table-cell>
          <table:table-cell office:value-type="float" office:value="230977" calcext:value-type="float">
            <text:p>230977</text:p>
          </table:table-cell>
          <table:table-cell/>
          <table:table-cell table:formula="of:=[.M21]/([.E21]+[.I21]+[.M21])" office:value-type="percentage" office:value="0.701955337823053" calcext:value-type="percentage">
            <text:p>70.2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19091" calcext:value-type="float">
            <text:p>119091</text:p>
          </table:table-cell>
          <table:table-cell office:value-type="float" office:value="94139" calcext:value-type="float">
            <text:p>94139</text:p>
          </table:table-cell>
          <table:table-cell office:value-type="float" office:value="24952" calcext:value-type="float">
            <text:p>24952</text:p>
          </table:table-cell>
          <table:table-cell/>
          <table:table-cell office:value-type="float" office:value="222641" calcext:value-type="float">
            <text:p>222641</text:p>
          </table:table-cell>
          <table:table-cell office:value-type="float" office:value="151832" calcext:value-type="float">
            <text:p>151832</text:p>
          </table:table-cell>
          <table:table-cell office:value-type="float" office:value="70809" calcext:value-type="float">
            <text:p>70809</text:p>
          </table:table-cell>
          <table:table-cell/>
          <table:table-cell office:value-type="float" office:value="666716" calcext:value-type="float">
            <text:p>666716</text:p>
          </table:table-cell>
          <table:table-cell office:value-type="float" office:value="436608" calcext:value-type="float">
            <text:p>436608</text:p>
          </table:table-cell>
          <table:table-cell office:value-type="float" office:value="230108" calcext:value-type="float">
            <text:p>230108</text:p>
          </table:table-cell>
          <table:table-cell/>
          <table:table-cell table:formula="of:=[.M22]/([.E22]+[.I22]+[.M22])" office:value-type="percentage" office:value="0.706136514979946" calcext:value-type="percentage">
            <text:p>70.61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26922" calcext:value-type="float">
            <text:p>126922</text:p>
          </table:table-cell>
          <table:table-cell office:value-type="float" office:value="101868" calcext:value-type="float">
            <text:p>101868</text:p>
          </table:table-cell>
          <table:table-cell office:value-type="float" office:value="25054" calcext:value-type="float">
            <text:p>25054</text:p>
          </table:table-cell>
          <table:table-cell/>
          <table:table-cell office:value-type="float" office:value="229880" calcext:value-type="float">
            <text:p>229880</text:p>
          </table:table-cell>
          <table:table-cell office:value-type="float" office:value="159795" calcext:value-type="float">
            <text:p>159795</text:p>
          </table:table-cell>
          <table:table-cell office:value-type="float" office:value="70085" calcext:value-type="float">
            <text:p>70085</text:p>
          </table:table-cell>
          <table:table-cell/>
          <table:table-cell office:value-type="float" office:value="664997" calcext:value-type="float">
            <text:p>664997</text:p>
          </table:table-cell>
          <table:table-cell office:value-type="float" office:value="434657" calcext:value-type="float">
            <text:p>434657</text:p>
          </table:table-cell>
          <table:table-cell office:value-type="float" office:value="230340" calcext:value-type="float">
            <text:p>230340</text:p>
          </table:table-cell>
          <table:table-cell/>
          <table:table-cell table:formula="of:=[.M23]/([.E23]+[.I23]+[.M23])" office:value-type="percentage" office:value="0.70769542735476" calcext:value-type="percentage">
            <text:p>70.7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30010" calcext:value-type="float">
            <text:p>130010</text:p>
          </table:table-cell>
          <table:table-cell office:value-type="float" office:value="103297" calcext:value-type="float">
            <text:p>103297</text:p>
          </table:table-cell>
          <table:table-cell office:value-type="float" office:value="26713" calcext:value-type="float">
            <text:p>26713</text:p>
          </table:table-cell>
          <table:table-cell/>
          <table:table-cell office:value-type="float" office:value="234181" calcext:value-type="float">
            <text:p>234181</text:p>
          </table:table-cell>
          <table:table-cell office:value-type="float" office:value="161066" calcext:value-type="float">
            <text:p>161066</text:p>
          </table:table-cell>
          <table:table-cell office:value-type="float" office:value="73115" calcext:value-type="float">
            <text:p>73115</text:p>
          </table:table-cell>
          <table:table-cell/>
          <table:table-cell office:value-type="float" office:value="659411" calcext:value-type="float">
            <text:p>659411</text:p>
          </table:table-cell>
          <table:table-cell office:value-type="float" office:value="430205" calcext:value-type="float">
            <text:p>430205</text:p>
          </table:table-cell>
          <table:table-cell office:value-type="float" office:value="229206" calcext:value-type="float">
            <text:p>229206</text:p>
          </table:table-cell>
          <table:table-cell/>
          <table:table-cell table:formula="of:=[.M24]/([.E24]+[.I24]+[.M24])" office:value-type="percentage" office:value="0.696602782691151" calcext:value-type="percentage">
            <text:p>69.66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22464" calcext:value-type="float">
            <text:p>122464</text:p>
          </table:table-cell>
          <table:table-cell office:value-type="float" office:value="98626" calcext:value-type="float">
            <text:p>98626</text:p>
          </table:table-cell>
          <table:table-cell office:value-type="float" office:value="23838" calcext:value-type="float">
            <text:p>23838</text:p>
          </table:table-cell>
          <table:table-cell/>
          <table:table-cell office:value-type="float" office:value="227953" calcext:value-type="float">
            <text:p>227953</text:p>
          </table:table-cell>
          <table:table-cell office:value-type="float" office:value="158808" calcext:value-type="float">
            <text:p>158808</text:p>
          </table:table-cell>
          <table:table-cell office:value-type="float" office:value="69145" calcext:value-type="float">
            <text:p>69145</text:p>
          </table:table-cell>
          <table:table-cell/>
          <table:table-cell office:value-type="float" office:value="660820" calcext:value-type="float">
            <text:p>660820</text:p>
          </table:table-cell>
          <table:table-cell office:value-type="float" office:value="430509" calcext:value-type="float">
            <text:p>430509</text:p>
          </table:table-cell>
          <table:table-cell office:value-type="float" office:value="230311" calcext:value-type="float">
            <text:p>230311</text:p>
          </table:table-cell>
          <table:table-cell/>
          <table:table-cell table:formula="of:=[.M25]/([.E25]+[.I25]+[.M25])" office:value-type="percentage" office:value="0.712388723576682" calcext:value-type="percentage">
            <text:p>71.24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26288" calcext:value-type="float">
            <text:p>126288</text:p>
          </table:table-cell>
          <table:table-cell office:value-type="float" office:value="102078" calcext:value-type="float">
            <text:p>102078</text:p>
          </table:table-cell>
          <table:table-cell office:value-type="float" office:value="24210" calcext:value-type="float">
            <text:p>24210</text:p>
          </table:table-cell>
          <table:table-cell/>
          <table:table-cell office:value-type="float" office:value="231859" calcext:value-type="float">
            <text:p>231859</text:p>
          </table:table-cell>
          <table:table-cell office:value-type="float" office:value="160420" calcext:value-type="float">
            <text:p>160420</text:p>
          </table:table-cell>
          <table:table-cell office:value-type="float" office:value="71439" calcext:value-type="float">
            <text:p>71439</text:p>
          </table:table-cell>
          <table:table-cell/>
          <table:table-cell office:value-type="float" office:value="668718" calcext:value-type="float">
            <text:p>668718</text:p>
          </table:table-cell>
          <table:table-cell office:value-type="float" office:value="437463" calcext:value-type="float">
            <text:p>437463</text:p>
          </table:table-cell>
          <table:table-cell office:value-type="float" office:value="231255" calcext:value-type="float">
            <text:p>231255</text:p>
          </table:table-cell>
          <table:table-cell/>
          <table:table-cell table:formula="of:=[.M26]/([.E26]+[.I26]+[.M26])" office:value-type="percentage" office:value="0.707409514719918" calcext:value-type="percentage">
            <text:p>70.74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33492" calcext:value-type="float">
            <text:p>133492</text:p>
          </table:table-cell>
          <table:table-cell office:value-type="float" office:value="110189" calcext:value-type="float">
            <text:p>110189</text:p>
          </table:table-cell>
          <table:table-cell office:value-type="float" office:value="23303" calcext:value-type="float">
            <text:p>23303</text:p>
          </table:table-cell>
          <table:table-cell/>
          <table:table-cell office:value-type="float" office:value="236245" calcext:value-type="float">
            <text:p>236245</text:p>
          </table:table-cell>
          <table:table-cell office:value-type="float" office:value="164882" calcext:value-type="float">
            <text:p>164882</text:p>
          </table:table-cell>
          <table:table-cell office:value-type="float" office:value="71363" calcext:value-type="float">
            <text:p>71363</text:p>
          </table:table-cell>
          <table:table-cell/>
          <table:table-cell office:value-type="float" office:value="685195" calcext:value-type="float">
            <text:p>685195</text:p>
          </table:table-cell>
          <table:table-cell office:value-type="float" office:value="452474" calcext:value-type="float">
            <text:p>452474</text:p>
          </table:table-cell>
          <table:table-cell office:value-type="float" office:value="232721" calcext:value-type="float">
            <text:p>232721</text:p>
          </table:table-cell>
          <table:table-cell/>
          <table:table-cell table:formula="of:=[.M27]/([.E27]+[.I27]+[.M27])" office:value-type="percentage" office:value="0.710843741504702" calcext:value-type="percentage">
            <text:p>71.08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39000" calcext:value-type="float">
            <text:p>139000</text:p>
          </table:table-cell>
          <table:table-cell office:value-type="float" office:value="114771" calcext:value-type="float">
            <text:p>114771</text:p>
          </table:table-cell>
          <table:table-cell office:value-type="float" office:value="24229" calcext:value-type="float">
            <text:p>24229</text:p>
          </table:table-cell>
          <table:table-cell/>
          <table:table-cell office:value-type="float" office:value="240852" calcext:value-type="float">
            <text:p>240852</text:p>
          </table:table-cell>
          <table:table-cell office:value-type="float" office:value="169476" calcext:value-type="float">
            <text:p>169476</text:p>
          </table:table-cell>
          <table:table-cell office:value-type="float" office:value="71376" calcext:value-type="float">
            <text:p>71376</text:p>
          </table:table-cell>
          <table:table-cell/>
          <table:table-cell office:value-type="float" office:value="682115" calcext:value-type="float">
            <text:p>682115</text:p>
          </table:table-cell>
          <table:table-cell office:value-type="float" office:value="449156" calcext:value-type="float">
            <text:p>449156</text:p>
          </table:table-cell>
          <table:table-cell office:value-type="float" office:value="232959" calcext:value-type="float">
            <text:p>232959</text:p>
          </table:table-cell>
          <table:table-cell/>
          <table:table-cell table:formula="of:=[.M28]/([.E28]+[.I28]+[.M28])" office:value-type="percentage" office:value="0.709021682229337" calcext:value-type="percentage">
            <text:p>70.9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33521" calcext:value-type="float">
            <text:p>133521</text:p>
          </table:table-cell>
          <table:table-cell office:value-type="float" office:value="109123" calcext:value-type="float">
            <text:p>109123</text:p>
          </table:table-cell>
          <table:table-cell office:value-type="float" office:value="24398" calcext:value-type="float">
            <text:p>24398</text:p>
          </table:table-cell>
          <table:table-cell/>
          <table:table-cell office:value-type="float" office:value="235838" calcext:value-type="float">
            <text:p>235838</text:p>
          </table:table-cell>
          <table:table-cell office:value-type="float" office:value="164040" calcext:value-type="float">
            <text:p>164040</text:p>
          </table:table-cell>
          <table:table-cell office:value-type="float" office:value="71798" calcext:value-type="float">
            <text:p>71798</text:p>
          </table:table-cell>
          <table:table-cell/>
          <table:table-cell office:value-type="float" office:value="690235" calcext:value-type="float">
            <text:p>690235</text:p>
          </table:table-cell>
          <table:table-cell office:value-type="float" office:value="455338" calcext:value-type="float">
            <text:p>455338</text:p>
          </table:table-cell>
          <table:table-cell office:value-type="float" office:value="234897" calcext:value-type="float">
            <text:p>234897</text:p>
          </table:table-cell>
          <table:table-cell/>
          <table:table-cell table:formula="of:=[.M29]/([.E29]+[.I29]+[.M29])" office:value-type="percentage" office:value="0.709459275792602" calcext:value-type="percentage">
            <text:p>70.95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33152" calcext:value-type="float">
            <text:p>133152</text:p>
          </table:table-cell>
          <table:table-cell office:value-type="float" office:value="109060" calcext:value-type="float">
            <text:p>109060</text:p>
          </table:table-cell>
          <table:table-cell office:value-type="float" office:value="24092" calcext:value-type="float">
            <text:p>24092</text:p>
          </table:table-cell>
          <table:table-cell/>
          <table:table-cell office:value-type="float" office:value="234910" calcext:value-type="float">
            <text:p>234910</text:p>
          </table:table-cell>
          <table:table-cell office:value-type="float" office:value="163705" calcext:value-type="float">
            <text:p>163705</text:p>
          </table:table-cell>
          <table:table-cell office:value-type="float" office:value="71205" calcext:value-type="float">
            <text:p>71205</text:p>
          </table:table-cell>
          <table:table-cell/>
          <table:table-cell office:value-type="float" office:value="689624" calcext:value-type="float">
            <text:p>689624</text:p>
          </table:table-cell>
          <table:table-cell office:value-type="float" office:value="454234" calcext:value-type="float">
            <text:p>454234</text:p>
          </table:table-cell>
          <table:table-cell office:value-type="float" office:value="235390" calcext:value-type="float">
            <text:p>235390</text:p>
          </table:table-cell>
          <table:table-cell/>
          <table:table-cell table:formula="of:=[.M30]/([.E30]+[.I30]+[.M30])" office:value-type="percentage" office:value="0.711821148094724" calcext:value-type="percentage">
            <text:p>71.18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27494" calcext:value-type="float">
            <text:p>127494</text:p>
          </table:table-cell>
          <table:table-cell office:value-type="float" office:value="101659" calcext:value-type="float">
            <text:p>101659</text:p>
          </table:table-cell>
          <table:table-cell office:value-type="float" office:value="25835" calcext:value-type="float">
            <text:p>25835</text:p>
          </table:table-cell>
          <table:table-cell/>
          <table:table-cell office:value-type="float" office:value="229733" calcext:value-type="float">
            <text:p>229733</text:p>
          </table:table-cell>
          <table:table-cell office:value-type="float" office:value="159267" calcext:value-type="float">
            <text:p>159267</text:p>
          </table:table-cell>
          <table:table-cell office:value-type="float" office:value="70466" calcext:value-type="float">
            <text:p>70466</text:p>
          </table:table-cell>
          <table:table-cell/>
          <table:table-cell office:value-type="float" office:value="662703" calcext:value-type="float">
            <text:p>662703</text:p>
          </table:table-cell>
          <table:table-cell office:value-type="float" office:value="432812" calcext:value-type="float">
            <text:p>432812</text:p>
          </table:table-cell>
          <table:table-cell office:value-type="float" office:value="229891" calcext:value-type="float">
            <text:p>229891</text:p>
          </table:table-cell>
          <table:table-cell/>
          <table:table-cell table:formula="of:=[.M31]/([.E31]+[.I31]+[.M31])" office:value-type="percentage" office:value="0.704772036101437" calcext:value-type="percentage">
            <text:p>70.4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28824" calcext:value-type="float">
            <text:p>128824</text:p>
          </table:table-cell>
          <table:table-cell office:value-type="float" office:value="102862" calcext:value-type="float">
            <text:p>102862</text:p>
          </table:table-cell>
          <table:table-cell office:value-type="float" office:value="25962" calcext:value-type="float">
            <text:p>25962</text:p>
          </table:table-cell>
          <table:table-cell/>
          <table:table-cell office:value-type="float" office:value="238093" calcext:value-type="float">
            <text:p>238093</text:p>
          </table:table-cell>
          <table:table-cell office:value-type="float" office:value="163156" calcext:value-type="float">
            <text:p>163156</text:p>
          </table:table-cell>
          <table:table-cell office:value-type="float" office:value="74937" calcext:value-type="float">
            <text:p>74937</text:p>
          </table:table-cell>
          <table:table-cell/>
          <table:table-cell office:value-type="float" office:value="663182" calcext:value-type="float">
            <text:p>663182</text:p>
          </table:table-cell>
          <table:table-cell office:value-type="float" office:value="432252" calcext:value-type="float">
            <text:p>432252</text:p>
          </table:table-cell>
          <table:table-cell office:value-type="float" office:value="230930" calcext:value-type="float">
            <text:p>230930</text:p>
          </table:table-cell>
          <table:table-cell/>
          <table:table-cell table:formula="of:=[.M32]/([.E32]+[.I32]+[.M32])" office:value-type="percentage" office:value="0.6959307354089" calcext:value-type="percentage">
            <text:p>69.5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24820" calcext:value-type="float">
            <text:p>124820</text:p>
          </table:table-cell>
          <table:table-cell office:value-type="float" office:value="99724" calcext:value-type="float">
            <text:p>99724</text:p>
          </table:table-cell>
          <table:table-cell office:value-type="float" office:value="25096" calcext:value-type="float">
            <text:p>25096</text:p>
          </table:table-cell>
          <table:table-cell/>
          <table:table-cell office:value-type="float" office:value="231027" calcext:value-type="float">
            <text:p>231027</text:p>
          </table:table-cell>
          <table:table-cell office:value-type="float" office:value="158221" calcext:value-type="float">
            <text:p>158221</text:p>
          </table:table-cell>
          <table:table-cell office:value-type="float" office:value="72806" calcext:value-type="float">
            <text:p>72806</text:p>
          </table:table-cell>
          <table:table-cell/>
          <table:table-cell office:value-type="float" office:value="670890" calcext:value-type="float">
            <text:p>670890</text:p>
          </table:table-cell>
          <table:table-cell office:value-type="float" office:value="438822" calcext:value-type="float">
            <text:p>438822</text:p>
          </table:table-cell>
          <table:table-cell office:value-type="float" office:value="232068" calcext:value-type="float">
            <text:p>232068</text:p>
          </table:table-cell>
          <table:table-cell/>
          <table:table-cell table:formula="of:=[.M33]/([.E33]+[.I33]+[.M33])" office:value-type="percentage" office:value="0.703300300027275" calcext:value-type="percentage">
            <text:p>70.33%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SUM([.O2:.O33])/32" office:value-type="percentage" office:value="0.706718266598138" calcext:value-type="percentage">
            <text:p>70.67%</text:p>
          </table:table-cell>
        </table:table-row>
        <table:table-row table:style-name="ro1" table:number-rows-repeated="104854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0:54:37.328123547</dc:date>
    <meta:editing-duration>PT1M24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